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iriam" svg:font-family="Miriam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style:font-size-asian="12pt" style:language-asian="en" style:country-asian="US" style:font-size-complex="16pt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paragraph-properties fo:margin-left="0.5in" fo:margin-right="0in" fo:text-indent="0.5in" style:auto-text-indent="false"/>
      <style:text-properties fo:font-size="14pt" fo:font-weight="bold" style:font-size-asian="14pt" style:language-asian="en" style:country-asian="US" style:font-weight-asian="bold" style:font-size-complex="14pt" style:font-weight-complex="bold"/>
    </style:style>
    <style:style style:name="P5" style:family="paragraph" style:parent-style-name="Standard" style:master-page-name="Standard">
      <style:paragraph-properties style:page-number="auto"/>
      <style:text-properties fo:font-size="14pt" fo:font-weight="bold" style:font-size-asian="14pt" style:language-asian="en" style:country-asian="US" style:font-weight-asian="bold" style:font-size-complex="14pt" style:font-weight-complex="bold"/>
    </style:style>
    <style:style style:name="T1" style:family="text">
      <style:text-properties fo:font-size="14pt" fo:font-weight="bold" style:font-size-asian="14pt" style:language-asian="en" style:country-asian="US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language-asian="en" style:country-asian="US" style:font-size-complex="16pt"/>
    </style:style>
    <style:style style:name="T5" style:family="text">
      <style:text-properties fo:font-size="12pt" fo:font-weight="bold" style:font-size-asian="12pt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Heading_20_2" text:outline-level="2">City – Template <text:s/>exercise</text:h>
      <text:p text:style-name="P4"/>
      <text:p text:style-name="P2">Building_t – <text:tab/>template class. ID of buiding can be of ANY type :</text:p>
      <text:p text:style-name="P2"><text:tab/><text:tab/>Example: IDs can be integers ( 1,3,5,7 2,4…) or even strings "A10" , "17Bet"…</text:p>
      <text:p text:style-name="P2"/>
      <text:p text:style-name="P2"><text:tab/><text:tab/>Functionality of class: setBuidingID and getBuildingID</text:p>
      <text:p text:style-name="P2"/>
      <text:p text:style-name="Standard"><text:span text:style-name="T4">Street_t – <text:tab/>template class; is a </text:span><text:span text:style-name="T3">container </text:span><text:span text:style-name="T4">of buildings.</text:span></text:p>
      <text:p text:style-name="P2"><text:tab/><text:tab/>ID of street can be of ANY type : strings "Herzl", or even integers as in New York – 42, 20..</text:p>
      <text:p text:style-name="Standard"><text:span text:style-name="T4"><text:tab/><text:tab/>Functionality of class: setStreetID and getStreetID¸</text:span> <text:span text:style-name="T4">AddBuilding2Street</text:span>, <text:span text:style-name="T4">getBuilding</text:span></text:p>
      <text:p text:style-name="P2"/>
      <text:p text:style-name="P2"/>
      <text:p text:style-name="Standard"><text:span text:style-name="T4">City_t -<text:tab/>template class; <text:s/>is </text:span><text:span text:style-name="T3">container </text:span><text:span text:style-name="T4">of streets </text:span></text:p>
      <text:p text:style-name="P2"><text:tab/><text:tab/>ID of City can be of ANY type : strings "Herzl", or any another type</text:p>
      <text:p text:style-name="Standard"><text:span text:style-name="T4"><text:tab/><text:tab/>Functionality of class: setCityID and getCityID¸</text:span> <text:span text:style-name="T4">AddStreet</text:span>, <text:span text:style-name="T4">getStreet</text:span></text:p>
      <text:p text:style-name="P2"/>
      <text:p text:style-name="Standard"><text:span text:style-name="T5">For all classes to provide <text:s/>CTOR(s), DTOR and operator=</text:span></text:p>
      <text:p text:style-name="P1"><text:tab/><text:tab/></text:p>
      <text:p text:style-name="Standard"><text:span text:style-name="T3">Pay attention, that CITY is a container of containers ( for example: <text:s/>city is a vector of streets which are vectors of buildings ).</text:span></text:p>
      <text:p text:style-name="P1"/>
      <text:p text:style-name="P1">Build test which checks implementation of these classe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iriam" svg:font-family="Miriam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ko" style:country-asian="KR" style:font-name-complex="Miriam" style:font-family-complex="Miriam" style:font-family-generic-complex="swiss" style:font-pitch-complex="variable" style:font-size-complex="10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in" fo:margin-right="0in" fo:text-indent="0.5in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48in" fo:margin-bottom="0.748in" fo:margin-left="0.7874in" fo:margin-right="0.433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ity ( template )</dc:title>
    <meta:initial-creator> </meta:initial-creator>
    <meta:creation-date>2008-06-16T17:56:00</meta:creation-date>
    <dc:date>2019-03-20T11:00:23.564174600</dc:date>
    <meta:editing-cycles>7</meta:editing-cycles>
    <meta:editing-duration>PT7M15S</meta:editing-duration>
    <meta:document-statistic meta:table-count="0" meta:image-count="0" meta:object-count="0" meta:page-count="1" meta:paragraph-count="14" meta:word-count="143" meta:character-count="896" meta:non-whitespace-character-count="741"/>
    <meta:generator>LibreOffice/6.0.7.3$Linux_X86_64 LibreOffice_project/00m0$Build-3</meta:generator>
  </office:meta>
</office:document-meta>
</file>